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1.1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6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Parallel ops time</text:p>
          </table:table-cell>
          <table:table-cell table:style-name="ce1" office:value-type="string" calcext:value-type="string">
            <text:p>Sequential Op time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ratio</text:p>
          </table:table-cell>
          <table:table-cell table:style-name="ce4"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33817100524902" calcext:value-type="float">
            <text:p>0.002338171005249</text:p>
          </table:table-cell>
          <table:table-cell table:style-name="ce3" office:value-type="float" office:value="0.00000667572021484375" calcext:value-type="float">
            <text:p>6.68E-06</text:p>
          </table:table-cell>
          <table:table-cell table:formula="of:=SUM([.C2];-[.B2])" office:value-type="float" office:value="-0.00233149528503418" calcext:value-type="float">
            <text:p>-2.33E-03</text:p>
          </table:table-cell>
          <table:table-cell table:formula="of:=[.C2]/[.B2]" office:value-type="float" office:value="0.00285510349750178" calcext:value-type="float">
            <text:p>0.002855103497502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43496894836426" calcext:value-type="float">
            <text:p>0.002434968948364</text:p>
          </table:table-cell>
          <table:table-cell table:style-name="ce3" office:value-type="float" office:value="0.0000505447387695313" calcext:value-type="float">
            <text:p>5.05E-05</text:p>
          </table:table-cell>
          <table:table-cell table:formula="of:=SUM([.C3];-[.B3])" office:value-type="float" office:value="-0.00238442420959473" calcext:value-type="float">
            <text:p>-2.38E-03</text:p>
          </table:table-cell>
          <table:table-cell table:formula="of:=[.C3]/[.B3]" office:value-type="float" office:value="0.0207578576324293" calcext:value-type="float">
            <text:p>0.020757857632429</text:p>
          </table:table-cell>
          <table:table-cell table:number-columns-repeated="10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87604331970215" calcext:value-type="float">
            <text:p>0.002876043319702</text:p>
          </table:table-cell>
          <table:table-cell office:value-type="float" office:value="0.000560283660888672" calcext:value-type="float">
            <text:p>0.000560283660889</text:p>
          </table:table-cell>
          <table:table-cell table:formula="of:=SUM([.C4];-[.B4])" office:value-type="float" office:value="-0.00231575965881348" calcext:value-type="float">
            <text:p>-2.32E-03</text:p>
          </table:table-cell>
          <table:table-cell table:formula="of:=[.C4]/[.B4]" office:value-type="float" office:value="0.194810577799884" calcext:value-type="float">
            <text:p>0.194810577799884</text:p>
          </table:table-cell>
          <table:table-cell table:number-columns-repeated="1019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480270385742188" calcext:value-type="float">
            <text:p>0.004802703857422</text:p>
          </table:table-cell>
          <table:table-cell office:value-type="float" office:value="0.00508666038513184" calcext:value-type="float">
            <text:p>0.005086660385132</text:p>
          </table:table-cell>
          <table:table-cell table:formula="of:=SUM([.C5];-[.B5])" office:value-type="float" office:value="0.000283956527709961" calcext:value-type="float">
            <text:p>2.84E-04</text:p>
          </table:table-cell>
          <table:table-cell table:formula="of:=[.C5]/[.B5]" office:value-type="float" office:value="1.05912430500397" calcext:value-type="float">
            <text:p>1.05912430500397</text:p>
          </table:table-cell>
          <table:table-cell table:number-columns-repeated="101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280289649963379" calcext:value-type="float">
            <text:p>0.028028964996338</text:p>
          </table:table-cell>
          <table:table-cell office:value-type="float" office:value="0.0514638423919678" calcext:value-type="float">
            <text:p>0.051463842391968</text:p>
          </table:table-cell>
          <table:table-cell table:formula="of:=SUM([.C6];-[.B6])" office:value-type="float" office:value="0.0234348773956299" calcext:value-type="float">
            <text:p>2.34E-02</text:p>
          </table:table-cell>
          <table:table-cell table:formula="of:=[.C6]/[.B6]" office:value-type="float" office:value="1.8360949966826" calcext:value-type="float">
            <text:p>1.8360949966826</text:p>
          </table:table-cell>
          <table:table-cell table:number-columns-repeated="101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256150960922241" calcext:value-type="float">
            <text:p>0.256150960922241</text:p>
          </table:table-cell>
          <table:table-cell office:value-type="float" office:value="0.496392488479614" calcext:value-type="float">
            <text:p>0.496392488479614</text:p>
          </table:table-cell>
          <table:table-cell table:formula="of:=SUM([.C7];-[.B7])" office:value-type="float" office:value="0.240241527557373" calcext:value-type="float">
            <text:p>2.40E-01</text:p>
          </table:table-cell>
          <table:table-cell table:formula="of:=[.C7]/[.B7]" office:value-type="float" office:value="1.93789040139616" calcext:value-type="float">
            <text:p>1.93789040139616</text:p>
          </table:table-cell>
          <table:table-cell table:number-columns-repeated="1019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51488733291626" calcext:value-type="float">
            <text:p>2.51488733291626</text:p>
          </table:table-cell>
          <table:table-cell office:value-type="float" office:value="4.95392465591431" calcext:value-type="float">
            <text:p>4.95392465591431</text:p>
          </table:table-cell>
          <table:table-cell table:formula="of:=SUM([.C8];-[.B8])" office:value-type="float" office:value="2.43903732299805" calcext:value-type="float">
            <text:p>2.44E+00</text:p>
          </table:table-cell>
          <table:table-cell table:formula="of:=[.C8]/[.B8]" office:value-type="float" office:value="1.96983959920373" calcext:value-type="float">
            <text:p>1.96983959920373</text:p>
          </table:table-cell>
          <table:table-cell table:number-columns-repeated="1019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5.4063749313354" calcext:value-type="float">
            <text:p>25.4063749313354</text:p>
          </table:table-cell>
          <table:table-cell office:value-type="float" office:value="49.3334476947784" calcext:value-type="float">
            <text:p>49.3334476947784</text:p>
          </table:table-cell>
          <table:table-cell table:formula="of:=SUM([.C9];-[.B9])" office:value-type="float" office:value="23.927072763443" calcext:value-type="float">
            <text:p>2.39E+01</text:p>
          </table:table-cell>
          <table:table-cell table:formula="of:=[.C9]/[.B9]" office:value-type="float" office:value="1.94177437072819" calcext:value-type="float">
            <text:p>1.94177437072819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4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16:11:04.011831286</meta:creation-date>
    <dc:date>2023-03-22T16:34:46.297715794</dc:date>
    <meta:editing-duration>PT13M18S</meta:editing-duration>
    <meta:editing-cycles>2</meta:editing-cycles>
    <meta:generator>LibreOffice/6.4.7.2$Linux_X86_64 LibreOffice_project/40$Build-2</meta:generator>
    <meta:document-statistic meta:table-count="1" meta:cell-count="45" meta:object-count="0"/>
  </office:meta>
</office:document-meta>
</file>